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866cm" fo:margin-left="0.026cm" table:align="left"/>
    </style:style>
    <style:style style:name="Tableau1.A" style:family="table-column">
      <style:table-column-properties style:column-width="4.888cm"/>
    </style:style>
    <style:style style:name="Tableau1.B" style:family="table-column">
      <style:table-column-properties style:column-width="11.979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6.866cm" fo:margin-left="0.026cm" table:align="left"/>
    </style:style>
    <style:style style:name="Tableau2.A" style:family="table-column">
      <style:table-column-properties style:column-width="4.888cm"/>
    </style:style>
    <style:style style:name="Tableau2.B" style:family="table-column">
      <style:table-column-properties style:column-width="11.979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980000" style:text-line-through-style="none" style:font-name="Arial1" fo:font-size="2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1pt" fo:font-style="normal" style:text-underline-style="none" fo:font-weight="bold" style:text-blinking="false" fo:background-color="transparent"/>
    </style:style>
    <style:style style:name="P3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980000" style:text-line-through-style="none" style:font-name="Arial1" fo:font-size="21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980000" style:text-line-through-style="none" style:font-name="Arial1" fo:font-size="21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2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980000" style:text-line-through-style="none" style:font-name="Arial1" fo:font-size="2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fo:padding="0cm" fo:border="non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left="2.54cm" fo:margin-right="0cm" fo:text-indent="0cm" style:auto-text-indent="false"/>
      <style:text-properties fo:font-weight="normal"/>
    </style:style>
    <style:style style:name="P8" style:family="paragraph" style:parent-style-name="Text_20_body">
      <style:paragraph-properties fo:margin-left="2.54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21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left="2.54cm" fo:margin-right="0cm" fo:margin-top="0cm" fo:margin-bottom="0cm" fo:line-height="138%" fo:text-indent="0cm" style:auto-text-indent="false" style:writing-mode="lr-tb"/>
      <style:text-properties fo:font-variant="normal" fo:text-transform="none" fo:color="#1155cc" style:text-line-through-style="none" style:font-name="Arial1" fo:font-size="21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left="2.54cm" fo:margin-right="0cm" fo:margin-top="0cm" fo:margin-bottom="0cm" fo:line-height="138%" fo:text-indent="0cm" style:auto-text-indent="false" style:writing-mode="lr-tb"/>
      <style:text-properties fo:font-variant="normal" fo:text-transform="none" fo:color="#980000" style:text-line-through-style="none" style:font-name="Arial1" fo:font-size="21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2">
      <style:paragraph-properties fo:margin-left="2.54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21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6">
      <style:paragraph-properties fo:margin-left="2.54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21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21">
      <style:paragraph-properties fo:margin-left="2.54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21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13">
      <style:paragraph-properties fo:margin-left="2.54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5" style:family="paragraph" style:parent-style-name="Text_20_body" style:list-style-name="L18">
      <style:paragraph-properties fo:margin-left="2.54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 style:list-style-name="L19">
      <style:paragraph-properties fo:margin-left="2.54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7" style:family="paragraph" style:parent-style-name="Text_20_body" style:list-style-name="L20">
      <style:paragraph-properties fo:margin-left="2.54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8" style:family="paragraph" style:parent-style-name="Text_20_body" style:list-style-name="L22">
      <style:paragraph-properties fo:margin-left="2.54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9" style:family="paragraph" style:parent-style-name="Text_20_body" style:list-style-name="L22">
      <style:paragraph-properties fo:margin-left="2.54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980000" style:text-line-through-style="none" style:text-underline-style="none" style:text-blinking="false" fo:background-color="transparent"/>
    </style:style>
    <style:style style:name="P20" style:family="paragraph" style:parent-style-name="Text_20_body" style:list-style-name="L22">
      <style:paragraph-properties fo:margin-left="2.54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98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24">
      <style:paragraph-properties fo:margin-left="2.54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1155cc" style:text-line-through-style="none" style:text-underline-style="none" style:text-blinking="false" fo:background-color="transparent"/>
    </style:style>
    <style:style style:name="P22" style:family="paragraph" style:parent-style-name="Text_20_body">
      <style:paragraph-properties fo:margin-left="2.54cm" fo:margin-right="0cm" fo:margin-top="0cm" fo:margin-bottom="0cm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" style:family="paragraph" style:parent-style-name="Text_20_body" style:list-style-name="L4">
      <style:paragraph-properties fo:margin-left="3.81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5pt" fo:font-style="normal" style:text-underline-style="none" fo:font-weight="bold" style:text-blinking="false" fo:background-color="transparent"/>
    </style:style>
    <style:style style:name="P24" style:family="paragraph" style:parent-style-name="Text_20_body" style:list-style-name="L7">
      <style:paragraph-properties fo:margin-left="3.81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5pt" fo:font-style="normal" style:text-underline-style="none" fo:font-weight="bold" style:text-blinking="false" fo:background-color="transparent"/>
    </style:style>
    <style:style style:name="P25" style:family="paragraph" style:parent-style-name="Text_20_body" style:list-style-name="L8">
      <style:paragraph-properties fo:margin-left="3.81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5pt" fo:font-style="normal" style:text-underline-style="none" fo:font-weight="bold" style:text-blinking="false" fo:background-color="transparent"/>
    </style:style>
    <style:style style:name="P26" style:family="paragraph" style:parent-style-name="Text_20_body" style:list-style-name="L12">
      <style:paragraph-properties fo:margin-left="3.81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5pt" fo:font-style="normal" style:text-underline-style="none" fo:font-weight="bold" style:text-blinking="false" fo:background-color="transparent"/>
    </style:style>
    <style:style style:name="P27" style:family="paragraph" style:parent-style-name="Text_20_body" style:list-style-name="L14">
      <style:paragraph-properties fo:margin-left="3.81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5pt" fo:font-style="normal" style:text-underline-style="none" fo:font-weight="bold" style:text-blinking="false" fo:background-color="transparent"/>
    </style:style>
    <style:style style:name="P28" style:family="paragraph" style:parent-style-name="Text_20_body" style:list-style-name="L3">
      <style:paragraph-properties fo:margin-left="3.81cm" fo:margin-right="0cm" fo:margin-top="0cm" fo:margin-bottom="0cm" fo:line-height="138%" fo:text-indent="0cm" style:auto-text-indent="false" fo:background-color="transparent" style:writing-mode="lr-tb">
        <style:background-image/>
      </style:paragraph-properties>
    </style:style>
    <style:style style:name="P29" style:family="paragraph" style:parent-style-name="Text_20_body">
      <style:paragraph-properties fo:margin-left="3.81cm" fo:margin-right="0cm" fo:margin-top="0cm" fo:margin-bottom="0cm" fo:text-indent="0cm" style:auto-text-indent="false"/>
    </style:style>
    <style:style style:name="P30" style:family="paragraph" style:parent-style-name="Text_20_body">
      <style:paragraph-properties fo:margin-left="3.81cm" fo:margin-right="0cm" fo:margin-top="0cm" fo:margin-bottom="0cm" fo:line-height="138%" fo:text-indent="0cm" style:auto-text-indent="false" style:writing-mode="lr-tb"/>
    </style:style>
    <style:style style:name="P31" style:family="paragraph" style:parent-style-name="Text_20_body" style:list-style-name="L3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</style:style>
    <style:style style:name="P32" style:family="paragraph" style:parent-style-name="Text_20_body">
      <style:paragraph-properties fo:margin-left="0.026cm" fo:margin-right="0cm" fo:text-indent="0cm" style:auto-text-indent="false"/>
    </style:style>
    <style:style style:name="P33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</style:style>
    <style:style style:name="P34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1155cc" style:text-line-through-style="none" style:text-underline-style="none" style:text-blinking="false" fo:background-color="transparent"/>
    </style:style>
    <style:style style:name="P35" style:family="paragraph" style:parent-style-name="Table_20_Contents">
      <style:paragraph-properties fo:margin-top="0cm" fo:margin-bottom="0.499cm" fo:padding="0.176cm" fo:border="0.035cm solid #000000"/>
    </style:style>
    <style:style style:name="P36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bold" style:text-blinking="false" fo:background-color="transparent"/>
    </style:style>
    <style:style style:name="P37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8" style:family="paragraph" style:parent-style-name="Table_20_Contents" style:list-style-name="L9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9" style:family="paragraph" style:parent-style-name="Table_20_Contents" style:list-style-name="L10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0" style:family="paragraph" style:parent-style-name="Table_20_Contents" style:list-style-name="L11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1" style:family="paragraph" style:parent-style-name="Table_20_Contents" style:list-style-name="L15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2" style:family="paragraph" style:parent-style-name="Table_20_Contents" style:list-style-name="L16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3" style:family="paragraph" style:parent-style-name="Table_20_Contents" style:list-style-name="L17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4" style:family="paragraph" style:parent-style-name="Table_20_Contents" style:list-style-name="L9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980000" style:text-line-through-style="none" style:font-name="Arial1" fo:font-size="11pt" fo:font-style="normal" style:text-underline-style="none" fo:font-weight="normal" style:text-blinking="false"/>
    </style:style>
    <style:style style:name="P45" style:family="paragraph" style:parent-style-name="Table_20_Contents" style:list-style-name="L11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</style:style>
    <style:style style:name="P46" style:family="paragraph" style:parent-style-name="Table_20_Contents">
      <style:paragraph-properties fo:padding="0.176cm" fo:border="0.035cm solid #000000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5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98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3c78d8" style:text-line-through-style="none" style:font-name="Arial1" fo:font-size="21pt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3c78d8" style:text-line-through-style="none" style:text-underline-style="none" style:text-blinking="false" fo:background-color="transparent"/>
    </style:style>
    <style:style style:name="T7" style:family="text">
      <style:text-properties fo:color="#000000" fo:background-color="transparent"/>
    </style:style>
    <style:style style:name="T8" style:family="text">
      <style:text-properties fo:background-color="transparent"/>
    </style:style>
    <style:style style:name="T9" style:family="text">
      <style:text-properties style:font-name="Arial1" fo:font-size="15pt" fo:font-style="normal" fo:font-weight="bold"/>
    </style:style>
    <style:style style:name="T10" style:family="text">
      <style:text-properties style:font-name="Arial1" fo:font-size="21pt" fo:font-style="normal" fo:font-weight="bold"/>
    </style:style>
    <style:style style:name="T11" style:family="text">
      <style:text-properties style:font-name="Arial1" fo:font-size="16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837c0524-7fff-c6a5-d2f7-7082b8b972ec"/>TD1 : Gestion Immobilière</text:p>
      <text:list xml:id="list2445146773671246083" text:style-name="L1">
        <text:list-item>
          <text:p text:style-name="P3">Analyse</text:p>
        </text:list-item>
      </text:list>
      <text:p text:style-name="P10"><text:bookmark text:name="docs-internal-guid-5bf5731b-7fff-3841-e8f0-1bf8454fdf2d"/>TD1 : Gestion Immobilière</text:p>
      <text:list xml:id="list5348797176602743819" text:style-name="L5">
        <text:list-item>
          <text:p text:style-name="P4">Analyse</text:p>
        </text:list-item>
      </text:list>
      <text:p text:style-name="P8">I) Vue des Besoins</text:p>
      <text:list xml:id="list6369399372556335426" text:style-name="L6">
        <text:list-item>
          <text:p text:style-name="P12">Analyse du Besoin</text:p>
        </text:list-item>
      </text:list>
      <text:list xml:id="list4748589152780621187" text:style-name="L7">
        <text:list-item>
          <text:p text:style-name="P24">Le Domaine</text:p>
        </text:list-item>
      </text:list>
      <text:p text:style-name="P30"><text:span text:style-name="T4">Gestion des biens immobiliers et des Réservations</text:span></text:p>
      <text:list xml:id="list7697641790135884764" text:style-name="L8">
        <text:list-item>
          <text:p text:style-name="P25">Acteurs &amp; Fonctionnalités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6">Acteurs</text:p>
          </table:table-cell>
          <table:table-cell table:style-name="Tableau1.A1" office:value-type="string">
            <text:p text:style-name="P36">Fonctionnalités</text:p>
          </table:table-cell>
        </table:table-row>
        <table:table-row>
          <table:table-cell table:style-name="Tableau1.A1" office:value-type="string">
            <text:p text:style-name="P37">Client(Principal)</text:p>
          </table:table-cell>
          <table:table-cell table:style-name="Tableau1.A1" office:value-type="string">
            <text:list xml:id="list5393613118497773599" text:style-name="L9">
              <text:list-item>
                <text:p text:style-name="P38">réserver un bien</text:p>
              </text:list-item>
              <text:list-item>
                <text:p text:style-name="P38">suivre ses réservations.</text:p>
              </text:list-item>
              <text:list-item>
                <text:p text:style-name="P38">se connecter</text:p>
              </text:list-item>
              <text:list-item>
                <text:p text:style-name="P44"><text:span text:style-name="T8">annuler réservation</text:span></text:p>
              </text:list-item>
            </text:list>
          </table:table-cell>
        </table:table-row>
        <table:table-row>
          <table:table-cell table:style-name="Tableau1.A1" office:value-type="string">
            <text:p text:style-name="P35"/>
            <text:p text:style-name="P37">Gestionnaire(Principal)</text:p>
          </table:table-cell>
          <table:table-cell table:style-name="Tableau1.A1" office:value-type="string">
            <text:list xml:id="list3807619965820106414" text:style-name="L10">
              <text:list-item>
                <text:p text:style-name="P39">ajouter, modifier ou d’archiver des biens</text:p>
              </text:list-item>
              <text:list-item>
                <text:p text:style-name="P39">annuler ou valider une réservation d’un client</text:p>
              </text:list-item>
              <text:list-item>
                <text:p text:style-name="P39">lister les réservations faites par un client</text:p>
              </text:list-item>
              <text:list-item>
                <text:p text:style-name="P39">filtrer les réservations</text:p>
              </text:list-item>
              <text:list-item>
                <text:p text:style-name="P39">filtrer les Biens</text:p>
              </text:list-item>
              <text:list-item>
                <text:p text:style-name="P39">se connecter</text:p>
              </text:list-item>
              <text:list-item>
                <text:p text:style-name="P39">créer nouveau compte</text:p>
              </text:list-item>
              <text:list-item>
                <text:p text:style-name="P39">créer profil</text:p>
              </text:list-item>
            </text:list>
          </table:table-cell>
        </table:table-row>
        <table:table-row>
          <table:table-cell table:style-name="Tableau1.A1" office:value-type="string">
            <text:p text:style-name="P35"/>
            <text:p text:style-name="P37">Visiteur(Principal)</text:p>
          </table:table-cell>
          <table:table-cell table:style-name="Tableau1.A1" office:value-type="string">
            <text:list xml:id="list7074676915023410239" text:style-name="L11">
              <text:list-item>
                <text:p text:style-name="P45"><text:span text:style-name="T3">voir le catalogue de biens disponibles,</text:span></text:p>
              </text:list-item>
              <text:list-item>
                <text:p text:style-name="P40">voir les détails d’un bien particulier, </text:p>
              </text:list-item>
              <text:list-item>
                <text:p text:style-name="P40">créer un compte</text:p>
              </text:list-item>
              <text:list-item>
                <text:p text:style-name="P40">filtrer les Biens </text:p>
              </text:list-item>
            </text:list>
          </table:table-cell>
        </table:table-row>
      </table:table>
      <text:list xml:id="list5325616195557006113" text:style-name="L12">
        <text:list-item>
          <text:p text:style-name="P26">Lien Heritage</text:p>
        </text:list-item>
      </text:list>
      <text:list xml:id="list8124188733195167391" text:style-name="L13">
        <text:list-item>
          <text:p text:style-name="P14"><text:span text:style-name="T9">Client hérite Visiteur</text:span></text:p>
        </text:list-item>
      </text:list>
      <text:p text:style-name="P7"><text:line-break/><text:line-break/><text:line-break/><text:soft-page-break/><text:line-break/><text:line-break/><text:line-break/><text:line-break/><text:line-break/><text:line-break/></text:p>
      <text:list xml:id="list5223575647923419444" text:style-name="L14">
        <text:list-item>
          <text:p text:style-name="P27">Fonctionnalités par Package</text:p>
        </text:list-item>
      </text:list>
      <text:p text:style-name="P2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6">Pakage</text:p>
          </table:table-cell>
          <table:table-cell table:style-name="Tableau2.A1" office:value-type="string">
            <text:p text:style-name="P36">Fonctionnalités</text:p>
          </table:table-cell>
        </table:table-row>
        <table:table-row>
          <table:table-cell table:style-name="Tableau2.A1" office:value-type="string">
            <text:p text:style-name="P37">Sécurité</text:p>
          </table:table-cell>
          <table:table-cell table:style-name="Tableau2.A1" office:value-type="string">
            <text:list xml:id="list3966136533197974324" text:style-name="L15">
              <text:list-item>
                <text:p text:style-name="P41">créer un compte</text:p>
              </text:list-item>
              <text:list-item>
                <text:p text:style-name="P41">se connecter</text:p>
              </text:list-item>
              <text:list-item>
                <text:p text:style-name="P41">créer un profil</text:p>
              </text:list-item>
            </text:list>
          </table:table-cell>
        </table:table-row>
        <table:table-row>
          <table:table-cell table:style-name="Tableau2.A1" office:value-type="string">
            <text:p text:style-name="P46"/>
            <text:p text:style-name="P35"/>
            <text:p text:style-name="P37">Gestion des Biens</text:p>
          </table:table-cell>
          <table:table-cell table:style-name="Tableau2.A1" office:value-type="string">
            <text:list xml:id="list1160437929323791355" text:style-name="L16">
              <text:list-item>
                <text:p text:style-name="P42">ajouter, modifier ou d’archiver des biens</text:p>
              </text:list-item>
              <text:list-item>
                <text:p text:style-name="P42">filtrer les Biens</text:p>
              </text:list-item>
              <text:list-item>
                <text:p text:style-name="P42">voir le catalogue de biens disponibles, </text:p>
              </text:list-item>
              <text:list-item>
                <text:p text:style-name="P42">voir les détails d’un bien particulier, </text:p>
              </text:list-item>
            </text:list>
          </table:table-cell>
        </table:table-row>
        <table:table-row>
          <table:table-cell table:style-name="Tableau2.A1" office:value-type="string">
            <text:p text:style-name="P46"/>
            <text:p text:style-name="P35"/>
            <text:p text:style-name="P37">Gestion des Réservations</text:p>
          </table:table-cell>
          <table:table-cell table:style-name="Tableau2.A1" office:value-type="string">
            <text:list xml:id="list3104912587613821488" text:style-name="L17">
              <text:list-item>
                <text:p text:style-name="P43">réserver un bien </text:p>
              </text:list-item>
              <text:list-item>
                <text:p text:style-name="P43">suivre ses réservations.</text:p>
              </text:list-item>
              <text:list-item>
                <text:p text:style-name="P43">annuler ou valider une réservation d’un client</text:p>
              </text:list-item>
              <text:list-item>
                <text:p text:style-name="P43">lister les réservations faites par un client</text:p>
              </text:list-item>
              <text:list-item>
                <text:p text:style-name="P43">filtrer les réservations </text:p>
              </text:list-item>
            </text:list>
            <text:p text:style-name="Table_20_Contents"/>
          </table:table-cell>
        </table:table-row>
      </table:table>
      <text:p text:style-name="P32"/>
      <text:list xml:id="list7143165206427145131" text:style-name="L18">
        <text:list-item>
          <text:p text:style-name="P15"> <text:span text:style-name="T10">Diagramme Contexte</text:span></text:p>
        </text:list-item>
      </text:list>
      <text:p text:style-name="P22"><text:soft-page-break/><draw:frame draw:style-name="fr1" draw:name="images1" text:anchor-type="as-char" svg:width="15.928cm" svg:height="9.763cm" draw:z-index="0"><draw:image xlink:href="https://lh3.googleusercontent.com/m6Z6z8asZ33ztfMf7-ikGBzjpCbAY5Laiy8_cyVe93EvBL9t9uO4Xpz7BOnK9KUtjH0GArk6-lnQmAtry804o1EL8zEbGS78_EmIKJSPbyxXFNLRHJ86kid0xq5_XPgpeapjrqBk" xlink:type="simple" xlink:show="embed" xlink:actuate="onLoad"/></draw:frame></text:p>
      <text:list xml:id="list4165788352147039668" text:style-name="L19">
        <text:list-item>
          <text:p text:style-name="P16"> <text:span text:style-name="T10">Diagramme Package</text:span></text:p>
        </text:list-item>
      </text:list>
      <text:p text:style-name="P22"><draw:frame draw:style-name="fr1" draw:name="images2" text:anchor-type="as-char" svg:width="15.928cm" svg:height="9.763cm" draw:z-index="1"><draw:image xlink:href="https://lh3.googleusercontent.com/k1BmwLrA0k0YcN9d2Hy_tWZCg0YLR6XFaHDo_dI_3TxwIVZ-sjWAavzYyUekkJkxgZh-pDrxO5OOt_xhHFLMuTwWgrGmN9lOAluEDHST-VdFUvm5i3rjR5hYfA0GSRZcy7p_DFKs" xlink:type="simple" xlink:show="embed" xlink:actuate="onLoad"/></draw:frame></text:p>
      <text:list xml:id="list5038274998627670947" text:style-name="L20">
        <text:list-item>
          <text:p text:style-name="P17"> <text:span text:style-name="T10">Diagramme Use Case</text:span></text:p>
        </text:list-item>
      </text:list>
      <text:p text:style-name="P22"><text:soft-page-break/><draw:frame draw:style-name="fr1" draw:name="images3" text:anchor-type="as-char" svg:width="15.928cm" svg:height="7.699cm" draw:z-index="2"><draw:image xlink:href="https://lh6.googleusercontent.com/ARhDkLIgQ_Lmxx2K_t-R4g7z5MF0Ng2VxOmgZjV6pp6cLYSidn2ICdCXi244SCXS0WKbrdh_kLoh2NSP_NjgLHjO8neXumAsF15Olsh4LDJZnMdMb5E2UTt6q7X7LYz4lIRdN3pt" xlink:type="simple" xlink:show="embed" xlink:actuate="onLoad"/></draw:frame></text:p>
      <text:p text:style-name="P2">Diagramme Use Case Sécurité</text:p>
      <text:p text:style-name="P6"><draw:frame draw:style-name="fr1" draw:name="images4" text:anchor-type="as-char" svg:width="15.928cm" svg:height="9.366cm" draw:z-index="3"><draw:image xlink:href="https://lh4.googleusercontent.com/AZTgiQncK2LNBPPl_rEkGtBe29EAl8ZReecI2jik1xyfZA3g41HdLI2NCNDuPQheoRMyBRWBWJkwk9xWHeVYS5O7rsPioZOZf3SfcZ0DLiBWTuMwGBmBneHDIN1efvC6CS6cpdGK" xlink:type="simple" xlink:show="embed" xlink:actuate="onLoad"/></draw:frame></text:p>
      <text:p text:style-name="P2">Diagramme Use Gestion Bien</text:p>
      <text:p text:style-name="P6"><text:soft-page-break/><draw:frame draw:style-name="fr1" draw:name="images5" text:anchor-type="as-char" svg:width="15.928cm" svg:height="12.303cm" draw:z-index="4"><draw:image xlink:href="https://lh6.googleusercontent.com/7TwqEKTIhPxrrasfdL5hlr6ILugH7KgvgZEO5Tolk7gWWj0QqIVP-iH3TKjk_BpmZBkpwzwDrG4v2F2MbclH067wk3avJb1KALr3zRGYTRcAYf_yOXA6Uoj6pgOqLYD_skmYMWsh" xlink:type="simple" xlink:show="embed" xlink:actuate="onLoad"/></draw:frame></text:p>
      <text:p text:style-name="P2">Diagramme Use Gestion Bien</text:p>
      <text:p text:style-name="Text_20_body"/>
      <text:list xml:id="list6813869530667163671" text:style-name="L21">
        <text:list-item>
          <text:p text:style-name="P13">Description Textuelle</text:p>
        </text:list-item>
      </text:list>
      <text:p text:style-name="P8">II) Vue   Processus</text:p>
      <text:list xml:id="list3001125279566615290" text:style-name="L22">
        <text:list-item>
          <text:p text:style-name="P18"> <text:span text:style-name="T10">Diagramme de Séquence</text:span></text:p>
          <text:list>
            <text:list-item>
              <text:p text:style-name="P19"> <text:span text:style-name="T11">Ajouter Bien</text:span></text:p>
            </text:list-item>
            <text:list-item>
              <text:p text:style-name="P20">Réserver un Bien</text:p>
            </text:list-item>
            <text:list-item>
              <text:p text:style-name="P20">Annuler  ou  Valider une Réservation</text:p>
            </text:list-item>
          </text:list>
        </text:list-item>
      </text:list>
      <text:p text:style-name="P8">III) Vue   Logique</text:p>
      <text:p text:style-name="P33"><text:span text:style-name="T1">        </text:span><text:span text:style-name="T6"> </text:span><text:span text:style-name="T5">a) Diagramme de Classe</text:span></text:p>
      <text:list xml:id="list7991443572419056661" text:style-name="L23">
        <text:list-item>
          <text:p text:style-name="P5">Conception</text:p>
        </text:list-item>
      </text:list>
      <text:p text:style-name="P9">I) Aspect Architecture</text:p>
      <text:list xml:id="list7066501247176753376" text:style-name="L24">
        <text:list-item>
          <text:p text:style-name="P21"><text:soft-page-break/> <text:span text:style-name="T10">Architecture Par couche</text:span></text:p>
        </text:list-item>
      </text:list>
      <text:p text:style-name="P9">II)Vue   Processus</text:p>
      <text:p text:style-name="P34">         <text:span text:style-name="T10">a) Diagramme de Séquence</text:span></text:p>
      <text:p text:style-name="P9">III) Vue   Logique</text:p>
      <text:p text:style-name="P34">         <text:span text:style-name="T10">a) Diagramme de Classe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NTADI</meta:initial-creator>
    <meta:creation-date>2021-02-04T14:26:46.91</meta:creation-date>
    <meta:document-statistic meta:table-count="2" meta:image-count="5" meta:object-count="0" meta:page-count="6" meta:paragraph-count="78" meta:word-count="274" meta:character-count="1673"/>
    <dc:date>2021-02-04T14:55:35.99</dc:date>
    <dc:creator>patrick NTADI</dc:creator>
    <meta:editing-duration>PT13M38S</meta:editing-duration>
    <meta:editing-cycles>1</meta:editing-cycles>
    <meta:generator>OpenOffice/4.1.7$Win32 OpenOffice.org_project/417m1$Build-9800</meta:generator>
  </office:meta>
</office:document-meta>
</file>